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20.66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38.28mm"/>
    </style:style>
    <style:style style:name="co5" style:family="table-column">
      <style:table-column-properties fo:break-before="auto" style:column-width="16.85mm"/>
    </style:style>
    <style:style style:name="co6" style:family="table-column">
      <style:table-column-properties fo:break-before="auto" style:column-width="14.73mm"/>
    </style:style>
    <style:style style:name="co7" style:family="table-column">
      <style:table-column-properties fo:break-before="auto" style:column-width="13.86mm"/>
    </style:style>
    <style:style style:name="co8" style:family="table-column">
      <style:table-column-properties fo:break-before="auto" style:column-width="70.75mm"/>
    </style:style>
    <style:style style:name="co9" style:family="table-column">
      <style:table-column-properties fo:break-before="auto" style:column-width="42.74mm"/>
    </style:style>
    <style:style style:name="co10" style:family="table-column">
      <style:table-column-properties fo:break-before="auto" style:column-width="52.71mm"/>
    </style:style>
    <style:style style:name="co11" style:family="table-column">
      <style:table-column-properties fo:break-before="auto" style:column-width="53.36mm"/>
    </style:style>
    <style:style style:name="co12" style:family="table-column">
      <style:table-column-properties fo:break-before="auto" style:column-width="22.15mm"/>
    </style:style>
    <style:style style:name="co13" style:family="table-column">
      <style:table-column-properties fo:break-before="auto" style:column-width="44.64mm"/>
    </style:style>
    <style:style style:name="co14" style:family="table-column">
      <style:table-column-properties fo:break-before="auto" style:column-width="47.2mm"/>
    </style:style>
    <style:style style:name="co15" style:family="table-column">
      <style:table-column-properties fo:break-before="auto" style:column-width="60.36mm"/>
    </style:style>
    <style:style style:name="co16" style:family="table-column">
      <style:table-column-properties fo:break-before="auto" style:column-width="20.87mm"/>
    </style:style>
    <style:style style:name="co17" style:family="table-column">
      <style:table-column-properties fo:break-before="auto" style:column-width="35.1mm"/>
    </style:style>
    <style:style style:name="co18" style:family="table-column">
      <style:table-column-properties fo:break-before="auto" style:column-width="117.03mm"/>
    </style:style>
    <style:style style:name="co19" style:family="table-column">
      <style:table-column-properties fo:break-before="auto" style:column-width="51.22mm"/>
    </style:style>
    <style:style style:name="co20" style:family="table-column">
      <style:table-column-properties fo:break-before="auto" style:column-width="42.95mm"/>
    </style:style>
    <style:style style:name="co21" style:family="table-column">
      <style:table-column-properties fo:break-before="auto" style:column-width="34.89mm"/>
    </style:style>
    <style:style style:name="co22" style:family="table-column">
      <style:table-column-properties fo:break-before="auto" style:column-width="18.96mm"/>
    </style:style>
    <style:style style:name="co23" style:family="table-column">
      <style:table-column-properties fo:break-before="auto" style:column-width="6.86mm"/>
    </style:style>
    <style:style style:name="co24" style:family="table-column">
      <style:table-column-properties fo:break-before="auto" style:column-width="53.99mm"/>
    </style:style>
    <style:style style:name="co25" style:family="table-column">
      <style:table-column-properties fo:break-before="auto" style:column-width="59.07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19.39mm"/>
    </style:style>
    <style:style style:name="co28" style:family="table-column">
      <style:table-column-properties fo:break-before="auto" style:column-width="72.25mm"/>
    </style:style>
    <style:style style:name="co29" style:family="table-column">
      <style:table-column-properties fo:break-before="auto" style:column-width="78.62mm"/>
    </style:style>
    <style:style style:name="co30" style:family="table-column">
      <style:table-column-properties fo:break-before="auto" style:column-width="24.69mm"/>
    </style:style>
    <style:style style:name="co31" style:family="table-column">
      <style:table-column-properties fo:break-before="auto" style:column-width="8.57mm"/>
    </style:style>
    <style:style style:name="co32" style:family="table-column">
      <style:table-column-properties fo:break-before="auto" style:column-width="17.06mm"/>
    </style:style>
    <style:style style:name="co33" style:family="table-column">
      <style:table-column-properties fo:break-before="auto" style:column-width="28.1mm"/>
    </style:style>
    <style:style style:name="co34" style:family="table-column">
      <style:table-column-properties fo:break-before="auto" style:column-width="68.84mm"/>
    </style:style>
    <style:style style:name="co35" style:family="table-column">
      <style:table-column-properties fo:break-before="auto" style:column-width="99.84mm"/>
    </style:style>
    <style:style style:name="co36" style:family="table-column">
      <style:table-column-properties fo:break-before="auto" style:column-width="96.64mm"/>
    </style:style>
    <style:style style:name="co37" style:family="table-column">
      <style:table-column-properties fo:break-before="auto" style:column-width="33.6mm"/>
    </style:style>
    <style:style style:name="co38" style:family="table-column">
      <style:table-column-properties fo:break-before="auto" style:column-width="43.59mm"/>
    </style:style>
    <style:style style:name="co39" style:family="table-column">
      <style:table-column-properties fo:break-before="auto" style:column-width="76.69mm"/>
    </style:style>
    <style:style style:name="co40" style:family="table-column">
      <style:table-column-properties fo:break-before="auto" style:column-width="84.54mm"/>
    </style:style>
    <style:style style:name="co41" style:family="table-column">
      <style:table-column-properties fo:break-before="auto" style:column-width="94.53mm"/>
    </style:style>
    <style:style style:name="co42" style:family="table-column">
      <style:table-column-properties fo:break-before="auto" style:column-width="12.81mm"/>
    </style:style>
    <style:style style:name="co43" style:family="table-column">
      <style:table-column-properties fo:break-before="auto" style:column-width="10.4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6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41" table:number-columns-repeated="5" table:default-cell-style-name="Default"/>
        <table:table-column table:style-name="co16" table:number-columns-repeated="4" table:default-cell-style-name="Default"/>
        <table:table-column table:style-name="co32" table:default-cell-style-name="Default"/>
        <table:table-column table:style-name="co16" table:number-columns-repeated="4" table:default-cell-style-name="Default"/>
        <table:table-column table:style-name="co32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3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>
            <text:p>header (tail)</text:p>
          </table:table-cell>
          <table:table-cell table:style-name="ce1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1"/>
          <table:table-cell table:style-name="ce1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2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0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15-r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4.03" calcext:value-type="date">
            <text:p>2020-04-23 23:22:34</text:p>
          </table:table-cell>
          <table:table-cell office:value-type="string" calcext:value-type="string">
            <text:p>ACDC\2019-natred\SylvAtri-ab-m-5mn-hno-cos-g15-d300-ul3d7hg3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1.8020000000001" calcext:value-type="float">
            <text:p>21,8020000000001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3.99" calcext:value-type="date">
            <text:p>2020-04-23 23:22:33</text:p>
          </table:table-cell>
          <table:table-cell office:value-type="string" calcext:value-type="string">
            <text:p>ACDC\2019-natred\SylvAtri-ab-m-5mn-haz-cos-1juaybs8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4.863" calcext:value-type="float">
            <text:p>234,863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3.89" calcext:value-type="date">
            <text:p>2020-04-23 23:22:33</text:p>
          </table:table-cell>
          <table:table-cell office:value-type="string" calcext:value-type="string">
            <text:p>ACDC\2019-natred\SylvAtri-ab-m-5mn-hno-cos-g10-pgzljfp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47.157" calcext:value-type="float">
            <text:p>247,157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3.85" calcext:value-type="date">
            <text:p>2020-04-23 23:22:33</text:p>
          </table:table-cell>
          <table:table-cell office:value-type="string" calcext:value-type="string">
            <text:p>ACDC\2019-natred\SylvAtri-ab-m-5mn-hno-cos-ix05k3s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50.879" calcext:value-type="float">
            <text:p>250,879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r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3.94" calcext:value-type="date">
            <text:p>2020-04-23 23:22:33</text:p>
          </table:table-cell>
          <table:table-cell office:value-type="string" calcext:value-type="string">
            <text:p>ACDC\2019-natred\SylvAtri-ab-m-5mn-hno-cos-d280-p5dj1uvk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44.8400000000002" calcext:value-type="float">
            <text:p>44,8400000000002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20-r300-m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3.97" calcext:value-type="date">
            <text:p>2020-04-23 23:22:33</text:p>
          </table:table-cell>
          <table:table-cell office:value-type="string" calcext:value-type="string">
            <text:p>ACDC\2019-natred\SylvAtri-ab-m-5mn-hno-cos-g20-d300-t14-iwbuitiv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4722983" calcext:value-type="float">
            <text:p>0,04722983</text:p>
          </table:table-cell>
          <table:table-cell office:value-type="float" office:value="0.01923484" calcext:value-type="float">
            <text:p>0,01923484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35.2" calcext:value-type="date">
            <text:p>2020-04-23 23:22:35</text:p>
          </table:table-cell>
          <table:table-cell office:value-type="string" calcext:value-type="string">
            <text:p>ACDC\2019-natred\SylvAtri-ab-m-5mn-haz-cos-g10-pvjofxog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1.345" calcext:value-type="float">
            <text:p>231,345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10mn-hno-cos-g10-v_i5x2wn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85.592000000001" calcext:value-type="float">
            <text:p>385,592000000001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5.31" calcext:value-type="date">
            <text:p>2020-04-23 23:22:35</text:p>
          </table:table-cell>
          <table:table-cell office:value-type="string" calcext:value-type="string">
            <text:p>ACDC\2019-natred\SylvAtri-ab-m-10mn-hno-cos-qltrbcjn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21.739000000001" calcext:value-type="float">
            <text:p>421,739000000001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r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27" calcext:value-type="date">
            <text:p>2020-04-23 23:22:35</text:p>
          </table:table-cell>
          <table:table-cell office:value-type="string" calcext:value-type="string">
            <text:p>ACDC\2019-natred\SylvAtri-ab-m-5mn-haz-cos-d280-513qynl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43.3800000000001" calcext:value-type="float">
            <text:p>43,3800000000001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15-r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5mn-haz-cos-g15-d300-ttlsrqyc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.308" calcext:value-type="float">
            <text:p>18,308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9,65118E-05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20-r300-m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5.25" calcext:value-type="date">
            <text:p>2020-04-23 23:22:35</text:p>
          </table:table-cell>
          <table:table-cell office:value-type="string" calcext:value-type="string">
            <text:p>ACDC\2019-natred\SylvAtri-ab-m-5mn-haz-cos-g20-d300-t14-ecg7lirj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7956392" calcext:value-type="float">
            <text:p>0,07956392</text:p>
          </table:table-cell>
          <table:table-cell office:value-type="float" office:value="0.07932407" calcext:value-type="float">
            <text:p>0,07932407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15-r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7" calcext:value-type="date">
            <text:p>2020-04-23 23:22:35</text:p>
          </table:table-cell>
          <table:table-cell office:value-type="string" calcext:value-type="string">
            <text:p>ACDC\2019-natred\SylvAtri-ab-m-10mn-hno-cos-g15-d300-ik6z6amq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7.7440000000001" calcext:value-type="float">
            <text:p>47,7440000000001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20-r300-m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5.79" calcext:value-type="date">
            <text:p>2020-04-23 23:22:35</text:p>
          </table:table-cell>
          <table:table-cell office:value-type="string" calcext:value-type="string">
            <text:p>ACDC\2019-natred\SylvAtri-ab-m-10mn-hno-cos-g20-d300-t18-c33weicg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1588064" calcext:value-type="float">
            <text:p>0,01588064</text:p>
          </table:table-cell>
          <table:table-cell office:value-type="float" office:value="0.05072635" calcext:value-type="float">
            <text:p>0,0507263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r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5.72" calcext:value-type="date">
            <text:p>2020-04-23 23:22:35</text:p>
          </table:table-cell>
          <table:table-cell office:value-type="string" calcext:value-type="string">
            <text:p>ACDC\2019-natred\SylvAtri-ab-m-10mn-hno-cos-d280-ekoo7vx8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68.4760000000006" calcext:value-type="float">
            <text:p>68,4760000000006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35.83" calcext:value-type="date">
            <text:p>2020-04-23 23:22:35</text:p>
          </table:table-cell>
          <table:table-cell office:value-type="string" calcext:value-type="string">
            <text:p>ACDC\2019-natred\SylvAtri-ab-m-10mn-haz-cos-g10-1pqba_8e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73.265" calcext:value-type="float">
            <text:p>373,265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r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89" calcext:value-type="date">
            <text:p>2020-04-23 23:22:35</text:p>
          </table:table-cell>
          <table:table-cell office:value-type="string" calcext:value-type="string">
            <text:p>ACDC\2019-natred\SylvAtri-ab-m-10mn-haz-cos-d280-cbgnkrlj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66.3299999999999" calcext:value-type="float">
            <text:p>66,3299999999999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5.82" calcext:value-type="date">
            <text:p>2020-04-23 23:22:35</text:p>
          </table:table-cell>
          <table:table-cell office:value-type="string" calcext:value-type="string">
            <text:p>ACDC\2019-natred\SylvAtri-ab-m-10mn-haz-cos-0cq3kmqp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09.358" calcext:value-type="float">
            <text:p>409,358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15-r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6.06" calcext:value-type="date">
            <text:p>2020-04-23 23:22:36</text:p>
          </table:table-cell>
          <table:table-cell office:value-type="string" calcext:value-type="string">
            <text:p>ACDC\2019-natred\SylvAtri-ab-m-10mn-haz-cos-g15-d300-h1wteewk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4.3629999999998" calcext:value-type="float">
            <text:p>44,3629999999998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20-r300-m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6.23" calcext:value-type="date">
            <text:p>2020-04-23 23:22:36</text:p>
          </table:table-cell>
          <table:table-cell office:value-type="string" calcext:value-type="string">
            <text:p>ACDC\2019-natred\SylvAtri-ab-m-10mn-haz-cos-g20-d300-t18-6x2arv02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3582817" calcext:value-type="float">
            <text:p>0,03582817</text:p>
          </table:table-cell>
          <table:table-cell office:value-type="float" office:value="0.1103657" calcext:value-type="float">
            <text:p>0,1103657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7.9" calcext:value-type="date">
            <text:p>2020-04-23 23:22:37</text:p>
          </table:table-cell>
          <table:table-cell office:value-type="string" calcext:value-type="string">
            <text:p>ACDC\2019-natred\TurdMeru-ab-m-5mn-hno-cos-h7skc7fu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126.181" calcext:value-type="float">
            <text:p>126,181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r4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8.01" calcext:value-type="date">
            <text:p>2020-04-23 23:22:38</text:p>
          </table:table-cell>
          <table:table-cell office:value-type="string" calcext:value-type="string">
            <text:p>ACDC\2019-natred\TurdMeru-ab-m-5mn-hno-cos-d450-e8d0e203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9,318005E-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7,826812E-05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r500-m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8.12" calcext:value-type="date">
            <text:p>2020-04-23 23:22:38</text:p>
          </table:table-cell>
          <table:table-cell office:value-type="string" calcext:value-type="string">
            <text:p>ACDC\2019-natred\TurdMeru-ab-m-5mn-hno-cos-d500-t14-2uyyq4tf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8.8229999999999" calcext:value-type="float">
            <text:p>38,8229999999999</text:p>
          </table:table-cell>
          <table:table-cell office:value-type="float" office:value="2668.628" calcext:value-type="float">
            <text:p>2668,628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4016173" calcext:value-type="float">
            <text:p>0,04016173</text:p>
          </table:table-cell>
          <table:table-cell office:value-type="float" office:value="0.3138886" calcext:value-type="float">
            <text:p>0,3138886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0008854373" calcext:value-type="float">
            <text:p>8,854373E-05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7,585934E-05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8.22" calcext:value-type="date">
            <text:p>2020-04-23 23:22:38</text:p>
          </table:table-cell>
          <table:table-cell office:value-type="string" calcext:value-type="string">
            <text:p>ACDC\2019-natred\TurdMeru-ab-m-5mn-haz-cos-7msi37nj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132.265" calcext:value-type="float">
            <text:p>132,265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r4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8.37" calcext:value-type="date">
            <text:p>2020-04-23 23:22:38</text:p>
          </table:table-cell>
          <table:table-cell office:value-type="string" calcext:value-type="string">
            <text:p>ACDC\2019-natred\TurdMeru-ab-m-5mn-haz-cos-d450-kr30whmo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7,88261E-05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6,376685E-05</text:p>
          </table:table-cell>
          <table:table-cell office:value-type="float" office:value="0.00009744177" calcext:value-type="float">
            <text:p>9,744177E-05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r500-m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8.45" calcext:value-type="date">
            <text:p>2020-04-23 23:22:38</text:p>
          </table:table-cell>
          <table:table-cell office:value-type="string" calcext:value-type="string">
            <text:p>ACDC\2019-natred\TurdMeru-ab-m-5mn-haz-cos-d500-t14-oxjp5bwf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8.431" calcext:value-type="float">
            <text:p>48,431</text:p>
          </table:table-cell>
          <table:table-cell office:value-type="float" office:value="2678.236" calcext:value-type="float">
            <text:p>2678,236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1451075" calcext:value-type="float">
            <text:p>0,001451075</text:p>
          </table:table-cell>
          <table:table-cell office:value-type="float" office:value="0.04907113" calcext:value-type="float">
            <text:p>0,04907113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00788839" calcext:value-type="float">
            <text:p>7,88839E-05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6,394844E-05</text:p>
          </table:table-cell>
          <table:table-cell office:value-type="float" office:value="0.00009730759" calcext:value-type="float">
            <text:p>9,730759E-05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r5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8.49" calcext:value-type="date">
            <text:p>2020-04-23 23:22:38</text:p>
          </table:table-cell>
          <table:table-cell office:value-type="string" calcext:value-type="string">
            <text:p>ACDC\2019-natred\TurdMeru-ab-m-10mn-hno-cos-d500-8xye_iuh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8,587965E-0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7,625844E-05</text:p>
          </table:table-cell>
          <table:table-cell office:value-type="float" office:value="0.00009671473" calcext:value-type="float">
            <text:p>9,671473E-05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r600-m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8.54" calcext:value-type="date">
            <text:p>2020-04-23 23:22:38</text:p>
          </table:table-cell>
          <table:table-cell office:value-type="string" calcext:value-type="string">
            <text:p>ACDC\2019-natred\TurdMeru-ab-m-10mn-hno-cos-d600-t18-wb73mxhb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84.1999999999998" calcext:value-type="float">
            <text:p>84,1999999999998</text:p>
          </table:table-cell>
          <table:table-cell office:value-type="float" office:value="4671.228" calcext:value-type="float">
            <text:p>4671,228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5787849" calcext:value-type="float">
            <text:p>0,005787849</text:p>
          </table:table-cell>
          <table:table-cell office:value-type="float" office:value="0.03509802" calcext:value-type="float">
            <text:p>0,03509802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007657615" calcext:value-type="float">
            <text:p>7,657615E-0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6,959122E-05</text:p>
          </table:table-cell>
          <table:table-cell office:value-type="float" office:value="0.00008426217" calcext:value-type="float">
            <text:p>8,426217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8.59" calcext:value-type="date">
            <text:p>2020-04-23 23:22:38</text:p>
          </table:table-cell>
          <table:table-cell office:value-type="string" calcext:value-type="string">
            <text:p>ACDC\2019-natred\TurdMeru-ab-m-10mn-haz-cos-9auwzt75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2" calcext:value-type="float">
            <text:p>2</text:p>
          </table:table-cell>
          <table:table-cell office:value-type="float" office:value="222.642" calcext:value-type="float">
            <text:p>222,642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8.53" calcext:value-type="date">
            <text:p>2020-04-23 23:22:38</text:p>
          </table:table-cell>
          <table:table-cell office:value-type="string" calcext:value-type="string">
            <text:p>ACDC\2019-natred\TurdMeru-ab-m-10mn-hno-cos-yrakz9ji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216.866" calcext:value-type="float">
            <text:p>216,866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r5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8.7" calcext:value-type="date">
            <text:p>2020-04-23 23:22:38</text:p>
          </table:table-cell>
          <table:table-cell office:value-type="string" calcext:value-type="string">
            <text:p>ACDC\2019-natred\TurdMeru-ab-m-10mn-haz-cos-d500-_ypkosx5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7,6735E-0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6,518661E-05</text:p>
          </table:table-cell>
          <table:table-cell office:value-type="float" office:value="0.00009032929" calcext:value-type="float">
            <text:p>9,032929E-05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r600-m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8.81" calcext:value-type="date">
            <text:p>2020-04-23 23:22:38</text:p>
          </table:table-cell>
          <table:table-cell office:value-type="string" calcext:value-type="string">
            <text:p>ACDC\2019-natred\TurdMeru-ab-m-10mn-haz-cos-d600-t18-4vrb8593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95.5889999999999" calcext:value-type="float">
            <text:p>95,5889999999999</text:p>
          </table:table-cell>
          <table:table-cell office:value-type="float" office:value="4682.617" calcext:value-type="float">
            <text:p>4682,617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3628731" calcext:value-type="float">
            <text:p>0,0003628731</text:p>
          </table:table-cell>
          <table:table-cell office:value-type="float" office:value="0.00514245" calcext:value-type="float">
            <text:p>0,00514245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07271031" calcext:value-type="float">
            <text:p>7,271031E-05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6,243243E-05</text:p>
          </table:table-cell>
          <table:table-cell office:value-type="float" office:value="0.00008468018" calcext:value-type="float">
            <text:p>8,468018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9.1" calcext:value-type="date">
            <text:p>2020-04-23 23:22:39</text:p>
          </table:table-cell>
          <table:table-cell office:value-type="string" calcext:value-type="string">
            <text:p>ACDC\2019-natred\LuscMega-b-m-5mn-hno-cos-w77njjdw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3729" calcext:value-type="float">
            <text:p>266,3729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3,411E-05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2,789219E-05</text:p>
          </table:table-cell>
          <table:table-cell office:value-type="float" office:value="0.00004171391" calcext:value-type="float">
            <text:p>4,171391E-05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9.29" calcext:value-type="date">
            <text:p>2020-04-23 23:22:39</text:p>
          </table:table-cell>
          <table:table-cell office:value-type="string" calcext:value-type="string">
            <text:p>ACDC\2019-natred\LuscMega-b-m-5mn-hno-cos-g10-k6oy010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178" calcext:value-type="float">
            <text:p>266,178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3,420466E-05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2,797264E-05</text:p>
          </table:table-cell>
          <table:table-cell office:value-type="float" office:value="0.00004182511" calcext:value-type="float">
            <text:p>4,182511E-05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r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9.34" calcext:value-type="date">
            <text:p>2020-04-23 23:22:39</text:p>
          </table:table-cell>
          <table:table-cell office:value-type="string" calcext:value-type="string">
            <text:p>ACDC\2019-natred\LuscMega-b-m-5mn-hno-cos-d280-rfu0fww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5,982538E-05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l15-r300-m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9.41" calcext:value-type="date">
            <text:p>2020-04-23 23:22:39</text:p>
          </table:table-cell>
          <table:table-cell office:value-type="string" calcext:value-type="string">
            <text:p>ACDC\2019-natred\LuscMega-b-m-5mn-hno-cos-g15-d300-t14-2a9qh1b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9.6991" calcext:value-type="float">
            <text:p>39,6991</text:p>
          </table:table-cell>
          <table:table-cell office:value-type="float" office:value="497.5367" calcext:value-type="float">
            <text:p>497,5367</text:p>
          </table:table-cell>
          <table:table-cell office:value-type="float" office:value="0.8635276" calcext:value-type="float">
            <text:p>0,8635276</text:p>
          </table:table-cell>
          <table:table-cell office:value-type="float" office:value="0.3940925" calcext:value-type="float">
            <text:p>0,3940925</text:p>
          </table:table-cell>
          <table:table-cell office:value-type="float" office:value="0.2920787" calcext:value-type="float">
            <text:p>0,2920787</text:p>
          </table:table-cell>
          <table:table-cell office:value-type="float" office:value="0.8635276" calcext:value-type="float">
            <text:p>0,8635276</text:p>
          </table:table-cell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6,431351E-05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9.86" calcext:value-type="date">
            <text:p>2020-04-23 23:22:39</text:p>
          </table:table-cell>
          <table:table-cell office:value-type="string" calcext:value-type="string">
            <text:p>ACDC\2019-natred\LuscMega-b-m-5mn-haz-cos-0408v23b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9336" calcext:value-type="float">
            <text:p>261,9336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5,394509E-05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3,393332E-05</text:p>
          </table:table-cell>
          <table:table-cell office:value-type="float" office:value="0.00008575855" calcext:value-type="float">
            <text:p>8,57585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40.2" calcext:value-type="date">
            <text:p>2020-04-23 23:22:40</text:p>
          </table:table-cell>
          <table:table-cell office:value-type="string" calcext:value-type="string">
            <text:p>ACDC\2019-natred\LuscMega-b-m-5mn-haz-cos-g10-whs_ezw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623" calcext:value-type="float">
            <text:p>261,623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5,48464E-05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3,433832E-05</text:p>
          </table:table-cell>
          <table:table-cell office:value-type="float" office:value="0.00008760265" calcext:value-type="float">
            <text:p>8,76026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r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5" calcext:value-type="date">
            <text:p>2020-04-23 23:22:40</text:p>
          </table:table-cell>
          <table:table-cell office:value-type="string" calcext:value-type="string">
            <text:p>ACDC\2019-natred\LuscMega-b-m-5mn-haz-cos-d280-totu39e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8,964748E-05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3,93761E-05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40.51" calcext:value-type="date">
            <text:p>2020-04-23 23:22:40</text:p>
          </table:table-cell>
          <table:table-cell office:value-type="string" calcext:value-type="string">
            <text:p>ACDC\2019-natred\LuscMega-b-m-10mn-hno-cos-vly1ae_w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5059" calcext:value-type="float">
            <text:p>274,5059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3,34086E-05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2,820783E-05</text:p>
          </table:table-cell>
          <table:table-cell office:value-type="float" office:value="0.00003956824" calcext:value-type="float">
            <text:p>3,956824E-05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l15-r300-m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40.59" calcext:value-type="date">
            <text:p>2020-04-23 23:22:40</text:p>
          </table:table-cell>
          <table:table-cell office:value-type="string" calcext:value-type="string">
            <text:p>ACDC\2019-natred\LuscMega-b-m-5mn-haz-cos-g15-d300-t14-5qgkvzij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9.4351" calcext:value-type="float">
            <text:p>39,4351</text:p>
          </table:table-cell>
          <table:table-cell office:value-type="float" office:value="497.2727" calcext:value-type="float">
            <text:p>497,2727</text:p>
          </table:table-cell>
          <table:table-cell office:value-type="float" office:value="0.7348589" calcext:value-type="float">
            <text:p>0,7348589</text:p>
          </table:table-cell>
          <table:table-cell office:value-type="float" office:value="0.2926919" calcext:value-type="float">
            <text:p>0,2926919</text:p>
          </table:table-cell>
          <table:table-cell office:value-type="float" office:value="0.2910722" calcext:value-type="float">
            <text:p>0,2910722</text:p>
          </table:table-cell>
          <table:table-cell office:value-type="float" office:value="0.7348589" calcext:value-type="float">
            <text:p>0,7348589</text:p>
          </table:table-cell>
          <table:table-cell office:value-type="float" office:value="0.00008934733" calcext:value-type="float">
            <text:p>8,934733E-05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3,502888E-05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40.62" calcext:value-type="date">
            <text:p>2020-04-23 23:22:40</text:p>
          </table:table-cell>
          <table:table-cell office:value-type="string" calcext:value-type="string">
            <text:p>ACDC\2019-natred\LuscMega-b-m-10mn-hno-cos-g10-o6w9xq5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2249" calcext:value-type="float">
            <text:p>274,2249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3,35023E-05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2,829015E-05</text:p>
          </table:table-cell>
          <table:table-cell office:value-type="float" office:value="0.00003967473" calcext:value-type="float">
            <text:p>3,967473E-05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r3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68" calcext:value-type="date">
            <text:p>2020-04-23 23:22:40</text:p>
          </table:table-cell>
          <table:table-cell office:value-type="string" calcext:value-type="string">
            <text:p>ACDC\2019-natred\LuscMega-b-m-10mn-hno-cos-d350-v35v3qq_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5,227832E-05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3,97023E-05</text:p>
          </table:table-cell>
          <table:table-cell office:value-type="float" office:value="0.00006883789" calcext:value-type="float">
            <text:p>6,883789E-05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l15-r37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77" calcext:value-type="date">
            <text:p>2020-04-23 23:22:40</text:p>
          </table:table-cell>
          <table:table-cell office:value-type="string" calcext:value-type="string">
            <text:p>ACDC\2019-natred\LuscMega-b-m-10mn-hno-cos-g15-d370-cymrugtr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43.8991" calcext:value-type="float">
            <text:p>43,899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4,7428E-05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3,665145E-05</text:p>
          </table:table-cell>
          <table:table-cell office:value-type="float" office:value="0.00006137317" calcext:value-type="float">
            <text:p>6,137317E-05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40.85" calcext:value-type="date">
            <text:p>2020-04-23 23:22:40</text:p>
          </table:table-cell>
          <table:table-cell office:value-type="string" calcext:value-type="string">
            <text:p>ACDC\2019-natred\LuscMega-b-m-10mn-haz-cos-8438v3i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4859" calcext:value-type="float">
            <text:p>273,4859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3,473129E-05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2,552944E-05</text:p>
          </table:table-cell>
          <table:table-cell office:value-type="float" office:value="0.00004724985" calcext:value-type="float">
            <text:p>4,724985E-0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40.86" calcext:value-type="date">
            <text:p>2020-04-23 23:22:40</text:p>
          </table:table-cell>
          <table:table-cell office:value-type="string" calcext:value-type="string">
            <text:p>ACDC\2019-natred\LuscMega-b-m-10mn-haz-cos-g10-mrt_7p5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1929" calcext:value-type="float">
            <text:p>273,1929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3,504841E-05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2,572014E-05</text:p>
          </table:table-cell>
          <table:table-cell office:value-type="float" office:value="0.0000477599" calcext:value-type="float">
            <text:p>4,77599E-05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r3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41.01" calcext:value-type="date">
            <text:p>2020-04-23 23:22:41</text:p>
          </table:table-cell>
          <table:table-cell office:value-type="string" calcext:value-type="string">
            <text:p>ACDC\2019-natred\LuscMega-b-m-10mn-haz-cos-d350-ueeuffsp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5,908828E-05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3,432728E-05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l15-r37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41.05" calcext:value-type="date">
            <text:p>2020-04-23 23:22:41</text:p>
          </table:table-cell>
          <table:table-cell office:value-type="string" calcext:value-type="string">
            <text:p>ACDC\2019-natred\LuscMega-b-m-10mn-haz-cos-g15-d370-150pdrfn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43.7308" calcext:value-type="float">
            <text:p>43,7308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5,95747E-05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3,309517E-05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</table:table-row>
        <table:table-row table:style-name="ro1" table:number-rows-repeated="1048523">
          <table:table-cell table:number-columns-repeated="81"/>
        </table:table-row>
        <table:table-row table:style-name="ro1"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9:43:20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0-04-23T22:41:29</meta:creation-date>
    <dc:date>2020-08-17T19:49:41.799000000</dc:date>
    <meta:generator>LibreOffice/6.3.2.2$Windows_x86 LibreOffice_project/98b30e735bda24bc04ab42594c85f7fd8be07b9c</meta:generator>
    <meta:editing-duration>PT10M11S</meta:editing-duration>
    <meta:editing-cycles>4</meta:editing-cycles>
    <meta:document-statistic meta:table-count="1" meta:cell-count="3812" meta:object-count="0"/>
    <meta:user-defined meta:name="AppVersion">3.0</meta:user-defined>
  </office:meta>
</office:document-meta>
</file>